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Challenge 2 Hints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Probl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or Challenge 2 you are:</text:p>
                <text:p/>
              </text:list-header>
              <text:list-item>
                <text:p>Starting with a simple singly-linked free list.</text:p>
              </text:list-item>
              <text:list-item>
                <text:p>You’ve added a mutex to that single shared data structure.</text:p>
              </text:list-item>
              <text:list-item>
                <text:p>You need it to run the tests significantly fas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road Strategy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 general, optimizing memory allocators is a hard problem.</text:p>
              </text:list-item>
              <text:list-item>
                <text:p>You could spend 5 years and a million dollars paying salaries to a team of 10 on this problem – both Google and Facebook have done that.</text:p>
              </text:list-item>
              <text:list-item>
                <text:p>That won’t meet the deadline, and you’re not allowed to pay people to do your homework anyway.</text:p>
              </text:list-item>
              <text:list-item>
                <text:p>Instead, try the simplest thing that could work first, benchmark it, and leave time to try two or three other things to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You’ve got two specific problems:</text:p>
                <text:p/>
              </text:list-header>
            </text:list>
            <text:list text:style-name="L3">
              <text:list-item>
                <text:p><text:s/>A singly linked list is a slow data structure. It tends to force O(n) operations.</text:p>
              </text:list-item>
              <text:list-item>
                <text:p><text:s/>The test programs are multi-threaded, so having a single shared data structure with a single mutex is going to be a bottlenec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void Conten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f the two problems, I recommend handling the thread contention problem first.</text:p>
              </text:list-item>
              <text:list-item>
                <text:p>The two techniques to consider first are:</text:p>
                <text:list>
                  <text:list-item>
                    <text:p>Multiple arenas</text:p>
                  </text:list-item>
                  <text:list-item>
                    <text:p>Thread-local stor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ultiple Arenas</text:p>
          </draw:text-box>
        </draw:frame>
        <draw:frame presentation:style-name="pr8" draw:layer="layout" svg:width="25.199cm" svg:height="12.179cm" svg:x="1.4cm" svg:y="4.714cm" presentation:class="outline" presentation:user-transformed="true">
          <draw:text-box>
            <text:list text:style-name="L2">
              <text:list-item>
                <text:p>When we’re talking about memory allocators, an “arena” is “a full copy of the data structures for your allocator”.</text:p>
              </text:list-item>
              <text:list-item>
                <text:p>If you’re using a free list, then an arena is a free list plus the associated mutex.</text:p>
              </text:list-item>
              <text:list-item>
                <text:p>If you’re using bins/buckets, then an arena is an array of free lists plus whatever mutexes are needed to go with that structure.</text:p>
              </text:list-item>
              <text:list-item>
                <text:p>To avoid fragmentation, you’ll want to mark each allocated block with its source arena so that when you free you can free the memory back to where it came fro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hread-local Storag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read-local storage is a tool that allows you to have a variable that</text:p>
                <text:list>
                  <text:list-item>
                    <text:p>Acts like a global in your code.</text:p>
                  </text:list-item>
                  <text:list-item>
                    <text:p>Is really a separate variable for each thread</text:p>
                  </text:list-item>
                </text:list>
              </text:list-item>
              <text:list-item>
                <text:p>See “man pthread_key_create”</text:p>
              </text:list-item>
              <text:list-item>
                <text:p>See the documentation for the gcc-specific “__thread” keyword.</text:p>
              </text:list-item>
              <text:list-item>
                <text:p>Having a thread local cache / arena can avoid locks for some operations entirely, at the cost of more difficult coalesc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roving the Data Structur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linked list is slow – normally O(N).</text:p>
              </text:list-item>
              <text:list-item>
                <text:p>We can get to O(1) / O(log n) with strategies like the buddy system or buckets.</text:p>
              </text:list-item>
              <text:list-item>
                <text:p>These strategies tend to work by limiting allocations to specific sizes.</text:p>
              </text:list-item>
              <text:list-item>
                <text:p>So first thing to do is to look at the test programs and see what they do – is it a bunch of small allocations? Big allocations? One size? Is every size differen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timizing a Bucket Allocato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A bucket allocator, called “bins” in Christo’s slides, works like this:</text:p>
              </text:list-header>
              <text:list-item>
                <text:p>An array of free lists.</text:p>
              </text:list-item>
              <text:list-item>
                <text:p>Each slot in the array points to free blocks of some fixed size.</text:p>
              </text:list-item>
              <text:list-item>
                <text:p>Maybe the sizes are powers of two and midpoints, so like {8, 12, 16, 24, 32, …}</text:p>
              </text:list-item>
              <text:list-item>
                <text:p>Malloc and free are normally O(1)</text:p>
                <text:list>
                  <text:list-item>
                    <text:p>Blocks of the same size are interchangeable so order doesn’t matter.</text:p>
                  </text:list-item>
                  <text:list-item>
                    <text:p>We can just treat the free lists as stacks implemented as singly linked lists.</text:p>
                  </text:list-item>
                  <text:list-item>
                    <text:p>Malloc is pop, free is push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cket Coalescing (1/2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One design question with buckets is what to do if you don’t have a block of the requested size.</text:p>
              </text:list-item>
              <text:list-item>
                <text:p>One option is to split a larger block, but then you need to handle merging later.</text:p>
              </text:list-item>
              <text:list-item>
                <text:p>Another option is to have each size be completely independent – if you need a size 128 block and the 128 list is empty, allocate a whole chuck (1 or more pages) of 128’s.</text:p>
              </text:list-item>
              <text:list-item>
                <text:p>This is simple, but can lead to fragment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cket Coalescing (2/2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f buckets are separate, then the only way to effectively coalesce is to unmap whole pages / chunks when they’re freed.</text:p>
              </text:list-item>
              <text:list-item>
                <text:p>This requires determining if all the blocks in that chunk are free.</text:p>
                <text:list>
                  <text:list-item>
                    <text:p>We could have a “used” field in the block header and scan all blocks on each free. This flag could even be in the low bits of the size field.</text:p>
                  </text:list-item>
                  <text:list-item>
                    <text:p>We could have a bitmap at the beginning of the block and find it with pointer arithmetic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timizing single-size chunk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f you allocate whole chunks for each single size, you can put metadata at the beginning of the chunk rather than in each block.</text:p>
              </text:list-item>
              <text:list-item>
                <text:p>You need to allocate each chunk such that it’s at an aligned memory address – this happens automatically if a chunk is a page, but larger chunks take extra wor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arge Allocat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f you store metadata at the beginning of chunks and do pointer arithmetic to find that beginning, then all allocations need to have metadata that can be found that way.</text:p>
              </text:list-item>
              <text:list-item>
                <text:p>Large allocations have to start with the same chunk alignment and have the same metadata, although they don’t need to fit entirely in one chun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3T11:58:46.904156091</meta:creation-date>
    <meta:editing-duration>PT12H26M</meta:editing-duration>
    <meta:editing-cycles>3</meta:editing-cycles>
    <meta:generator>LibreOffice/6.1.5.2$Linux_X86_64 LibreOffice_project/10$Build-2</meta:generator>
    <dc:title>Beehive</dc:title>
    <dc:date>2020-03-19T10:43:29.692564723</dc:date>
    <meta:document-statistic meta:object-count="87"/>
  </office:meta>
</office:document-meta>
</file>